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color="#ff0000"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list-style-name="L2">
      <style:paragraph-properties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paragraph-properties fo:text-align="center" style:justify-single-word="false"/>
      <style:text-properties fo:color="#008000" fo:font-style="italic" style:text-underline-style="solid" style:text-underline-width="auto" style:text-underline-color="font-color" fo:font-weight="normal" style:font-style-asian="italic" style:font-weight-asian="normal" style:font-style-complex="italic" style:font-weight-complex="normal"/>
    </style:style>
    <style:style style:name="P8" style:family="paragraph" style:parent-style-name="Standard">
      <style:paragraph-properties fo:text-align="center" style:justify-single-word="false"/>
      <style:text-properties fo:color="#008000" fo:font-style="italic" style:text-underline-style="solid" style:text-underline-width="auto" style:text-underline-color="font-color" style:font-style-asian="italic" style:font-style-complex="italic"/>
    </style:style>
    <style:style style:name="P9" style:family="paragraph" style:parent-style-name="Standard">
      <style:paragraph-properties fo:text-align="justify" style:justify-single-word="false"/>
      <style:text-properties fo:color="#800000" fo:font-style="italic" style:text-underline-style="solid" style:text-underline-width="auto" style:text-underline-color="font-color" style:font-style-asian="italic" style:font-style-complex="italic"/>
    </style:style>
    <style:style style:name="P10" style:family="paragraph" style:parent-style-name="Standard">
      <style:paragraph-properties fo:text-align="center" style:justify-single-word="false" fo:background-color="transparent">
        <style:background-image/>
      </style:paragraph-properties>
      <style:text-properties fo:color="#0000ff" style:text-underline-style="solid" style:text-underline-width="auto" style:text-underline-color="font-color"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color="#6600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rprétation et compilation</text:p>
      <text:p text:style-name="P2">Premier cours</text:p>
      <text:p text:style-name="P1"/>
      <text:p text:style-name="P10">Introduction</text:p>
      <text:p text:style-name="P1"/>
      <text:p text:style-name="P1"><text:tab/>Notation : de temps en temps en fin de cours des contrôles continus d'une demi-heure pour tester le suivi. Examen final assez dur apparemment.</text:p>
      <text:p text:style-name="P1"/>
      <text:p text:style-name="P7">Objectifs</text:p>
      <text:p text:style-name="P1"/>
      <text:p text:style-name="P1">Objectifs du cours d'interprétation et compilation :</text:p>
      <text:list xml:id="list6055065855060406609" text:style-name="L1">
        <text:list-item>
          <text:p text:style-name="P4">Expérimentation et mise en pratique concrète de la théorie des langages formels : matière de langage et automates appliquée en pratique pour manier des langages informatiques.</text:p>
        </text:list-item>
        <text:list-item>
          <text:p text:style-name="P4">Ce cours sert aussi à comprendre les techniques de compilation. On ne les utilisera probablement pas directement en programmation (sauf si on travaille dans ce domaine) mais quand même très utile pour comprendre les erreurs de compilation : aide a savoir quand et pourquoi les erreurs surviennent. Par exemple plus facile de comprendre si on sait différencier erreurs syntaxiques / sémantiques.</text:p>
        </text:list-item>
        <text:list-item>
          <text:p text:style-name="P4">apprendre a utiliser des outils de génération de code, flex et bidon principalement. Ils génèrent des analyseurs lexicaux et des analyseurs syntaxiques.</text:p>
          <text:list>
            <text:list-item>
              <text:p text:style-name="P4">Un analyseur lexical est assez simple, découpe le flot de caractères qui est un fichier source, pour le transformer en une suite de jetons (tokken). On appelle cette génération "la tokkenisation". Il y a tokkenisation maintenant dans tous les langages de programmation, même dans les interprétés il y a une tokkenisation à la volée. Un jeton est un entier représentant une catégorie lexicale. Par exemple jeton du "if", jeton "littéral entier" si on voit "134" dans le code source, jeton "identificateur" pour une variable "x12" par exemple.</text:p>
            </text:list-item>
            <text:list-item>
              <text:p text:style-name="P4">Un analyseur syntaxique transforme une suite de jetons en un arbre. En effet, les langages de programmation sont définis par des grammaires, modélisables par des arbres. Apparemment, un programme est bien considéré comme un mot et non comme un texte. Ce "mot" est modélisé par un arbre, un arbre par programme. (<text:span text:style-name="T2">faire graphique arbre en latex ? Genre S → aSbS</text:span>)</text:p>
            </text:list-item>
          </text:list>
        </text:list-item>
        <text:list-item>
          <text:p text:style-name="P4">utilité des traducteurs : n'a rien dit dessus.</text:p>
        </text:list-item>
        <text:list-item>
          <text:p text:style-name="P4">réalisation d'un projet : on a généralement pas le temps, on le fera surement pas a cause du projet de groupe</text:p>
        </text:list-item>
      </text:list>
      <text:p text:style-name="P1"/>
      <text:p text:style-name="P8">Bibliographie</text:p>
      <text:p text:style-name="P1"/>
      <text:list xml:id="list1458917294489429768" text:style-name="L2">
        <text:list-item>
          <text:p text:style-name="P5"><text:span text:style-name="T1">"Compilateurs : principes, techniques et outils"</text:span> de <text:span text:style-name="T1">Ravi Sethi, Jeffrey David Ullman et Alfred Vaino Aho</text:span>, la bible de l'interprétation et compilation, extrêmement complet, aussi théorique que technique</text:p>
        </text:list-item>
        <text:list-item>
          <text:p text:style-name="P5">D'autres livres en fin de poly</text:p>
        </text:list-item>
      </text:list>
      <text:p text:style-name="P1"/>
      <text:p text:style-name="P8">Rappels théoriques</text:p>
      <text:p text:style-name="P1"/>
      <text:p text:style-name="P1"><text:tab/>Rappels de la matière langages et automates</text:p>
      <text:p text:style-name="P1"/>
      <text:p text:style-name="P9">Familles de grammaires et de langages, hiérarchie de Chomsky :</text:p>
      <text:p text:style-name="P1"/>
      <text:p text:style-name="P1"><text:tab/>Meynard les notent <text:span text:style-name="T2">G = (Vt, Vn, R, S)</text:span>, soit <text:span text:style-name="T1">grammaire = (vocabulaire terminal – alphabet sigma permettant de constituer les mots du langage, vocabulaire / alphabet non terminal – contient les lettres permettant les constructions syntaxiques par ex "instruction" / "expression" / "bloc", </text:span><text:soft-page-break/><text:span text:style-name="T1">l'ensemble des règles de production, puis l'axiome)</text:span>.</text:p>
      <text:p text:style-name="P1"><text:tab/>L'ensemble des grammaires (et de leurs langages associés) se distinguent en 4 familles qu'il faut connaître :</text:p>
      <text:list xml:id="list6045394164628207173" text:style-name="L3">
        <text:list-item>
          <text:p text:style-name="P6">Type 0</text:p>
          <text:list>
            <text:list-item>
              <text:p text:style-name="P6">aucune restrictions, les règles de production sont quelconques. On peut avoir n'importe quoi à gauche comme à droite de la règle de production. On peut par exemple avec "<text:span text:style-name="T2">epsilon → ab</text:span>" (génération spontanée de ab n'importe où possible puisque "epsilon" se trouve entre n'importe quelle lettre). Ce type de grammaire n'a pas été étudié en langages et automates.</text:p>
            </text:list-item>
            <text:list-item>
              <text:p text:style-name="P6">Ces grammaires permettent de générés des langages dits récursivement énumérables. On a un système fini de règles de productions (un nombre fini de règles), et on peut dériver de l'axiome tous les mots possibles après l'application d'une règle, pour obtenir un premier ensemble de mots. Puis à partir de ces mots, on peut dériver tous les mots possibles en appliquant encore chaque règle appliquable, et ainsi de suite. Du coup, à long terme, on peut avoir une infinité de mots générables par la grammaire, mais, à chaque étape en partant de l'axiome, on peut compter le nombre de mots générables en n dérivations. On énumère donc le langage de façon récursive, en explorant son arbre en largeur. Mais les langages étudiés seront ici infinis car plus intéressants donc on aura jamais fini d'énumérer je crois.</text:p>
            </text:list-item>
            <text:list-item>
              <text:p text:style-name="P6">Par contre le problème de savoir si un mot donné fait ou non partie du langage est un problème indécidable. En effet : Si a l'étape n on a trouvé le mot on peut affirmer en un temps fini qu'il appartient au langage. Par contre, en cherchant récursivement, tant qu'on a pas trouvé le mot, on ne peut pas affirmer qu'il ne sortira pas dans les étapes qui suivent. Et vu qu'il y a un nombre infini d'étapes, si le mot n'existe pas, l'algorithme de recherche ne donnera jamais de résultat. En effet on ne peut pas affirmer qu'il ne sera pas à l'étape suivante même s'il est plus court que ce qu'on vient de trouver : toutes les règles de production sont possibles, même <text:span text:style-name="T2">ab → epsilon</text:span>, donc en descendant, le mot peut grandir puis rétrécir puis grandir etc aléatoirement. C'est ce qu'on appelle l'indécidabilité de l'appartenance d'un mot a un langage généré par une grammaire. On peut aussi dire semi-décidable car on peut pour un mot qui en fait parti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5-01-20T13:45:04</meta:creation-date>
    <dc:date>2015-01-20T16:28:31</dc:date>
    <dc:creator>yjfjyf jjku</dc:creator>
    <meta:editing-duration>PT2H43M</meta:editing-duration>
    <meta:editing-cycles>45</meta:editing-cycles>
    <meta:generator>OpenOffice/4.1.1$Unix OpenOffice.org_project/411m6$Build-9775</meta:generator>
    <meta:document-statistic meta:table-count="0" meta:image-count="0" meta:object-count="0" meta:page-count="2" meta:paragraph-count="25" meta:word-count="826" meta:character-count="4988"/>
  </office:meta>
</office:document-meta>
</file>